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2"/>
          <table:table-cell office:value-type="string" calcext:value-type="string">
            <text:p>время, G+3</text:p>
          </table:table-cell>
          <table:table-cell office:value-type="string" calcext:value-type="string">
            <text:p>курс</text:p>
          </table:table-cell>
          <table:table-cell office:value-type="string" calcext:value-type="string">
            <text:p>Относительный</text:p>
            <text:p> Курс</text:p>
          </table:table-cell>
          <table:table-cell office:value-type="string" calcext:value-type="string">
            <text:p>комиссия,%</text:p>
          </table:table-cell>
          <table:table-cell office:value-type="string" calcext:value-type="string">
            <text:p>минимум, т р </text:p>
          </table:table-cell>
          <table:table-cell office:value-type="string" calcext:value-type="string">
            <text:p>макс, т р </text:p>
          </table:table-cell>
          <table:table-cell office:value-type="string" calcext:value-type="string">
            <text:p>Верификация</text:p>
          </table:table-cell>
          <table:table-cell office:value-type="string" calcext:value-type="string">
            <text:p>Сертификат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Коммент</text:p>
          </table:table-cell>
          <table:table-cell table:number-columns-repeated="5"/>
          <table:table-cell office:value-type="float" office:value="324149" calcext:value-type="float">
            <text:p>324149</text:p>
          </table:table-cell>
        </table:table-row>
        <table:table-row table:style-name="ro2">
          <table:table-cell office:value-type="string" calcext:value-type="string">
            <text:p>Bitochek</text:p>
          </table:table-cell>
          <table:table-cell office:value-type="string" calcext:value-type="string">
            <text:p>https://bitochek.net/en/exchange_CARDRUB_to_BTC/</text:p>
          </table:table-cell>
          <table:table-cell office:value-type="string" calcext:value-type="string">
            <text:p>9:00 to 24:00 или </text:p>
          </table:table-cell>
          <table:table-cell office:value-type="string" calcext:value-type="string">
            <text:p>норм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вроде, не требуется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KoX6AA5VTdbBTkw27YEqKfAtTeQo97RRt</text:p>
          </table:table-cell>
          <table:table-cell office:value-type="string" calcext:value-type="string">
            <text:p>jacobbs@bulletmail.or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ttps://baksman.org/visa-mastercard-rur-to-bitcoin.html</text:p>
          </table:table-cell>
          <table:table-cell/>
          <table:table-cell office:value-type="string" calcext:value-type="string">
            <text:p>норм</text:p>
          </table:table-cell>
          <table:table-cell table:number-columns-repeated="2"/>
          <table:table-cell office:value-type="string" calcext:value-type="string">
            <text:p>2,5</text:p>
          </table:table-cell>
          <table:table-cell table:number-columns-repeated="2"/>
          <table:table-cell office:value-type="string" calcext:value-type="string">
            <text:p>нет сертификата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276 8000 5241 2897</text:p>
          </table:table-cell>
          <table:table-cell table:style-name="ce1" office:value-type="date" office:date-value="2017-04-18" calcext:value-type="date">
            <text:p>04/18/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ttps://buy-bitcoins.pro/exchange_Visa_MasterCard_Rub_to_BTC/</text:p>
          </table:table-cell>
          <table:table-cell/>
          <table:table-cell office:value-type="string" calcext:value-type="string">
            <text:p>норм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ast Change</text:p>
          </table:table-cell>
          <table:table-cell office:value-type="string" calcext:value-type="string">
            <text:p>https://fastchange.cc/index.php/</text:p>
          </table:table-cell>
          <table:table-cell/>
          <table:table-cell office:value-type="float" office:value="357177" calcext:value-type="float">
            <text:p>357177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-2</text:p>
          </table:table-cell>
          <table:table-cell table:number-columns-repeated="2"/>
          <table:table-cell office:value-type="string" calcext:value-type="string">
            <text:p>типа ручная Фото карты</text:p>
          </table:table-cell>
          <table:table-cell office:value-type="string" calcext:value-type="string">
            <text:p>е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лючит, требует фото карты, проверка 5 мину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Get</text:p>
          </table:table-cell>
          <table:table-cell office:value-type="string" calcext:value-type="string">
            <text:p>https://payget.pro/index.php/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komat.com</text:p>
          </table:table-cell>
          <table:table-cell office:value-type="string" calcext:value-type="string">
            <text:p>https://bankcomat.com/?rid=14760467604145&amp;cur_from=CARDRUB&amp;cur_to=BT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нет сертификата!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stocash</text:p>
          </table:table-cell>
          <table:table-cell office:value-type="string" calcext:value-type="string">
            <text:p>https://prostocash.com/?R=15047293429199&amp;cur_from=CARDRUB&amp;cur_to=BT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change.cash</text:p>
          </table:table-cell>
          <table:table-cell office:value-type="string" calcext:value-type="string">
            <text:p>https://xchange.cash/?rid=13841925555798&amp;cur_from=CARDRUB&amp;cur_to=BT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всё отличн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paybank.com</text:p>
          </table:table-cell>
          <table:table-cell office:value-type="string" calcext:value-type="string">
            <text:p>https://24paybank.com/?rid=14528514598659&amp;cur_from=CARDRUB&amp;cur_to=BT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не всегда работаю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changer.net</text:p>
          </table:table-cell>
          <table:table-cell office:value-type="string" calcext:value-type="string">
            <text:p>https://ychanger.net/?R=150756878381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требуется простая верификац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h-transfers.com</text:p>
          </table:table-cell>
          <table:table-cell office:value-type="string" calcext:value-type="string">
            <text:p>https://cash-transfers.com/en/exchange_CARDRUB_to_BTC/</text:p>
          </table:table-cell>
          <table:table-cell office:value-type="string" calcext:value-type="string">
            <text:p>10:30-23:30</text:p>
          </table:table-cell>
          <table:table-cell office:value-type="string" calcext:value-type="string">
            <text:p>норм</text:p>
          </table:table-cell>
          <table:table-cell office:value-type="string" calcext:value-type="string">
            <text:p>#ЗНАЧЕН!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есть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сложная верификац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pay.cc</text:p>
          </table:table-cell>
          <table:table-cell office:value-type="string" calcext:value-type="string">
            <text:p>https://x-pay.cc/?ref_hash=5beefc3fdc06b9d8fd1345d641f11173&amp;cur_from=CARDRUB&amp;cur_to=BTC</text:p>
          </table:table-cell>
          <table:table-cell/>
          <table:table-cell office:value-type="float" office:value="394926" calcext:value-type="float">
            <text:p>394926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 телефона не пройти</text:p>
          </table:table-cell>
          <table:table-cell office:value-type="string" calcext:value-type="string">
            <text:p>есть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нет сертификат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wm.kz</text:p>
          </table:table-cell>
          <table:table-cell office:value-type="string" calcext:value-type="string">
            <text:p>https://1wm.kz/xchange_CARDRUB_to_BTC/</text:p>
          </table:table-cell>
          <table:table-cell/>
          <table:table-cell office:value-type="float" office:value="380000" calcext:value-type="float">
            <text:p>380000</text:p>
          </table:table-cell>
          <table:table-cell office:value-type="float" office:value="1172" calcext:value-type="float">
            <text:p>1172</text:p>
          </table:table-cell>
          <table:table-cell table:number-columns-repeated="4"/>
          <table:table-cell office:value-type="string" calcext:value-type="string">
            <text:p>есть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мин слишком большо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sego.kz</text:p>
          </table:table-cell>
          <table:table-cell office:value-type="string" calcext:value-type="string">
            <text:p>https://www.vsego.kz/en/exchange_CARDRUB_to_BTC/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регистрация и верификация</text:p>
          </table:table-cell>
          <table:table-cell office:value-type="string" calcext:value-type="string">
            <text:p>есть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невозможно работать с телефона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ttps://f-change.biz/?cur_from=CARDRUB&amp;cur_to=BTC</text:p>
          </table:table-cell>
          <table:table-cell office:value-type="string" calcext:value-type="string">
            <text:p>8-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ttps://solidchanger.com/hst_2JCvESWQNp5WKJuLyH59GETxebogjzBE04w/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ttps://2x2change.com/xchange_CARDRUB_to_BTC/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Верификация</text:p>
          </table:table-cell>
          <table:table-cell office:value-type="string" calcext:value-type="string">
            <text:p>есть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ttps://60cek.com/?rid=14956146755450&amp;cur_from=CARDRUB&amp;cur_to=BTC</text:p>
          </table:table-cell>
          <table:table-cell table:number-columns-repeated="7"/>
          <table:table-cell office:value-type="string" calcext:value-type="string">
            <text:p>нет сертификата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ttps://ru.indacoin.io/change/buy-bitcoin-with-cardrub/T1-ru?cur_from=CARDRUB&amp;cur_to=BTC&amp;amount_pay=3000</text:p>
          </table:table-cell>
          <table:table-cell office:value-type="string" calcext:value-type="string">
            <text:p>24/7 автомат</text:p>
          </table:table-cell>
          <table:table-cell table:number-columns-repeated="4"/>
          <table:table-cell office:value-type="string" calcext:value-type="string">
            <text:p>2800 за первый раз</text:p>
          </table:table-cell>
          <table:table-cell table:number-columns-repeated="2"/>
          <table:table-cell office:value-type="string" calcext:value-type="string">
            <text:p>6-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ttps://obmenik24.net/exchangestep/hst_f7lYCANARkqPlJhvvogMe9RbqFrpp11wlv6/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ttps://prostocash.com/?R=14913824744339</text:p>
          </table:table-cell>
          <table:table-cell table:number-columns-repeated="7"/>
          <table:table-cell office:value-type="string" calcext:value-type="string">
            <text:p>нет сертификата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ttps://www.megaxchange.com/step3/hst_5taksv7pvin7vcrsfap66eta3pybv3umhip/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/>
          <table:table-cell office:value-type="string" calcext:value-type="string">
            <text:p>https://ru.exchangersmonitor.com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http://xrates.ru/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https://changegid.com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http://e-mon.ru/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2:33:07.251246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31:11.113466536</meta:creation-date>
    <dc:date>2017-10-25T19:38:57.964756579</dc:date>
    <meta:editing-duration>PT6H50M40S</meta:editing-duration>
    <meta:editing-cycles>3</meta:editing-cycles>
    <meta:generator>LibreOffice/4.3.3.2$Linux_x86 LibreOffice_project/430m0$Build-2</meta:generator>
    <meta:document-statistic meta:table-count="1" meta:cell-count="139" meta:object-count="0"/>
  </office:meta>
</office:document-meta>
</file>